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9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5cm" svg:height="1.673cm" svg:x="5.6cm" svg:y="7.327cm">
          <draw:text-box>
            <text:p text:style-name="P1">MVP</text:p>
            <text:p text:style-name="P1">(Abril)</text:p>
          </draw:text-box>
        </draw:frame>
        <draw:frame draw:style-name="gr2" draw:layer="layout" svg:width="16.5cm" svg:height="11.627cm" svg:x="4.4cm" svg:y="11.1cm">
          <draw:text-box>
            <text:p><text:s text:c="2"/>[1] Abrir um vertex shader do disco</text:p>
            <text:p><text:s text:c="2"/>[2] Abrir <text:s/>fragment shader do disco</text:p>
            <text:p><text:s text:c="2"/>[3] Carregar um modelo pré-definido (esfera)</text:p>
            <text:p><text:s text:c="2"/>[4] Execução dos shaders</text:p>
            <text:p><text:s text:c="2"/>[5] Abrir novo arquivo</text:p>
            <text:p><text:s text:c="2"/>[6] Salvar alterações do arquivo</text:p>
            <text:p><text:s text:c="2"/>[7] Exibir o output de compilação</text:p>
            <text:p><text:s text:c="2"/>[8] Salvar como</text:p>
            <text:p><text:s text:c="2"/>[9] Salvar todos</text:p>
            <text:p>[10] Controle de modificação no fechamento de arquivos</text:p>
            <text:p>[11] <text:s/>Movimentação interativa do modelo</text:p>
            <text:p>[12] Trocar entre wireframe e fill</text:p>
            <text:p>[13] Bloquear execução de um shader</text:p>
            <text:p>[14] Reordenação de abas</text:p>
            <text:p>[15] Salvar o resultado como imagem</text:p>
            <text:p/>
          </draw:text-box>
        </draw:frame>
        <draw:line draw:style-name="gr3" draw:text-style-name="P1" draw:layer="layout" svg:x1="2.9cm" svg:y1="4.3cm" svg:x2="34.9cm" svg:y2="4.3cm">
          <text:p/>
        </draw:line>
        <draw:frame draw:style-name="gr4" draw:text-style-name="P1" draw:layer="layout" svg:width="4.985cm" svg:height="1.673cm" svg:x="26.3cm" svg:y="7.327cm">
          <draw:text-box>
            <text:p text:style-name="P1">Trabalho de CG</text:p>
            <text:p text:style-name="P1">(Julho)</text:p>
          </draw:text-box>
        </draw:frame>
        <draw:frame draw:style-name="gr5" draw:text-style-name="P1" draw:layer="layout" svg:width="4.5cm" svg:height="2.25cm" svg:x="32.6cm" svg:y="7.4cm">
          <draw:text-box>
            <text:p text:style-name="P1">Atualmente</text:p>
            <text:p text:style-name="P1">(Setembro)</text:p>
          </draw:text-box>
        </draw:frame>
        <draw:frame draw:style-name="gr5" draw:text-style-name="P1" draw:layer="layout" svg:width="3cm" svg:height="2.25cm" svg:x="-0.1cm" svg:y="3.3cm">
          <draw:text-box>
            <text:p text:style-name="P1">Inicio</text:p>
            <text:p text:style-name="P1">(Março)</text:p>
          </draw:text-box>
        </draw:frame>
        <draw:custom-shape draw:style-name="gr6" draw:text-style-name="P1" draw:layer="layout" svg:width="4cm" svg:height="2.5cm" svg:x="4.9cm" svg:y="0.3cm">
          <text:p text:style-name="P1">Até [7]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9cm" svg:y1="4.3cm" svg:x2="6.9cm" svg:y2="2.8cm">
          <text:p/>
        </draw:line>
        <draw:line draw:style-name="gr3" draw:text-style-name="P1" draw:layer="layout" svg:x1="12.9cm" svg:y1="4.3cm" svg:x2="12.9cm" svg:y2="5.3cm">
          <text:p/>
        </draw:line>
        <draw:line draw:style-name="gr3" draw:text-style-name="P1" draw:layer="layout" svg:x1="10.9cm" svg:y1="4.3cm" svg:x2="10.9cm" svg:y2="5.3cm">
          <text:p/>
        </draw:line>
        <draw:line draw:style-name="gr3" draw:text-style-name="P1" draw:layer="layout" svg:x1="8.9cm" svg:y1="4.3cm" svg:x2="8.9cm" svg:y2="5.3cm">
          <text:p/>
        </draw:line>
        <draw:line draw:style-name="gr3" draw:text-style-name="P1" draw:layer="layout" svg:x1="4.9cm" svg:y1="4.3cm" svg:x2="4.9cm" svg:y2="5.3cm">
          <text:p/>
        </draw:line>
        <draw:line draw:style-name="gr3" draw:text-style-name="P1" draw:layer="layout" svg:x1="24.9cm" svg:y1="4.3cm" svg:x2="24.9cm" svg:y2="5.3cm">
          <text:p/>
        </draw:line>
        <draw:line draw:style-name="gr3" draw:text-style-name="P1" draw:layer="layout" svg:x1="22.9cm" svg:y1="4.3cm" svg:x2="22.9cm" svg:y2="5.3cm">
          <text:p/>
        </draw:line>
        <draw:line draw:style-name="gr3" draw:text-style-name="P1" draw:layer="layout" svg:x1="20.9cm" svg:y1="4.3cm" svg:x2="20.9cm" svg:y2="5.3cm">
          <text:p/>
        </draw:line>
        <draw:line draw:style-name="gr3" draw:text-style-name="P1" draw:layer="layout" svg:x1="18.9cm" svg:y1="4.3cm" svg:x2="18.9cm" svg:y2="7.3cm">
          <text:p/>
        </draw:line>
        <draw:line draw:style-name="gr3" draw:text-style-name="P1" draw:layer="layout" svg:x1="16.9cm" svg:y1="4.3cm" svg:x2="16.9cm" svg:y2="5.3cm">
          <text:p/>
        </draw:line>
        <draw:line draw:style-name="gr3" draw:text-style-name="P1" draw:layer="layout" svg:x1="14.9cm" svg:y1="4.3cm" svg:x2="14.9cm" svg:y2="5.3cm">
          <text:p/>
        </draw:line>
        <draw:line draw:style-name="gr3" draw:text-style-name="P1" draw:layer="layout" svg:x1="34.9cm" svg:y1="4.3cm" svg:x2="34.9cm" svg:y2="7.3cm">
          <text:p/>
        </draw:line>
        <draw:line draw:style-name="gr3" draw:text-style-name="P1" draw:layer="layout" svg:x1="32.9cm" svg:y1="4.3cm" svg:x2="32.9cm" svg:y2="5.3cm">
          <text:p/>
        </draw:line>
        <draw:line draw:style-name="gr3" draw:text-style-name="P1" draw:layer="layout" svg:x1="30.9cm" svg:y1="4.3cm" svg:x2="30.9cm" svg:y2="5.3cm">
          <text:p/>
        </draw:line>
        <draw:line draw:style-name="gr3" draw:text-style-name="P1" draw:layer="layout" svg:x1="28.9cm" svg:y1="4.3cm" svg:x2="28.9cm" svg:y2="7.3cm">
          <text:p/>
        </draw:line>
        <draw:line draw:style-name="gr3" draw:text-style-name="P1" draw:layer="layout" svg:x1="26.9cm" svg:y1="4.3cm" svg:x2="26.9cm" svg:y2="5.3cm">
          <text:p/>
        </draw:line>
        <draw:frame draw:style-name="gr7" draw:layer="layout" svg:width="14cm" svg:height="10.205cm" svg:x="21.4cm" svg:y="11.1cm">
          <draw:text-box>
            <text:p>[16] Interação no processo de abertura</text:p>
            <text:p>[17] Gerenciamento de múltiplas texturas</text:p>
            <text:p>[18] Plano como modelo pré-definido</text:p>
            <text:p>[19] Exibição da posição do cursor</text:p>
            <text:p>[20] Plano e esfera super-tecelados como </text:p>
            <text:p><text:s text:c="7"/>modelos pré-definidos</text:p>
            <text:p>[21] Busca textual</text:p>
            <text:p>[22] Sintax highlighting</text:p>
            <text:p>[23] Geometry shader habilitado à programação</text:p>
            <text:p>[24] Rotação interativa da iluminação</text:p>
            <text:p>[25] Abrir projeto</text:p>
            <text:p>[26] Salvar novo projeto</text:p>
            <text:p>[27] Atalho para navegação nas abas</text:p>
            <text:p>[28] Aviso de suporte de hardware</text:p>
          </draw:text-box>
        </draw:frame>
        <draw:frame draw:style-name="gr4" draw:text-style-name="P1" draw:layer="layout" svg:width="5.252cm" svg:height="2.384cm" svg:x="16.215cm" svg:y="7.327cm">
          <draw:text-box>
            <text:p text:style-name="P1">Distribuição para</text:p>
            <text:p text:style-name="P1">beta testers</text:p>
            <text:p text:style-name="P1">(Junho)</text:p>
          </draw:text-box>
        </draw:frame>
        <draw:custom-shape draw:style-name="gr6" draw:text-style-name="P1" draw:layer="layout" svg:width="4cm" svg:height="2.5cm" svg:x="16.9cm" svg:y="0.3cm">
          <text:p text:style-name="P1">Até [12]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9cm" svg:y1="4.3cm" svg:x2="18.9cm" svg:y2="2.8cm">
          <text:p/>
        </draw:line>
        <draw:custom-shape draw:style-name="gr6" draw:text-style-name="P1" draw:layer="layout" svg:width="4cm" svg:height="2.5cm" svg:x="26.9cm" svg:y="0.3cm">
          <text:p text:style-name="P1">Até [20]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8.9cm" svg:y1="4.3cm" svg:x2="28.9cm" svg:y2="2.8cm">
          <text:p/>
        </draw:line>
        <draw:custom-shape draw:style-name="gr6" draw:text-style-name="P1" draw:layer="layout" svg:width="4cm" svg:height="2.5cm" svg:x="32.9cm" svg:y="0.3cm">
          <text:p text:style-name="P1">Todos</text:p>
          <text:p text:style-name="P1">listado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4.9cm" svg:y1="4.3cm" svg:x2="34.9cm" svg:y2="2.8cm">
          <text:p/>
        </draw:line>
        <draw:line draw:style-name="gr3" draw:text-style-name="P1" draw:layer="layout" svg:x1="6.9cm" svg:y1="4.3cm" svg:x2="6.9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4cm" fo:page-height="2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ago Gomes</meta:initial-creator>
    <meta:creation-date>2011-09-08T12:51:32</meta:creation-date>
    <dc:date>2011-09-09T00:57:38</dc:date>
    <dc:creator>Thiago Gomes</dc:creator>
    <meta:editing-duration>PT1H11M50S</meta:editing-duration>
    <meta:editing-cycles>8</meta:editing-cycles>
    <meta:generator>BrOffice/3.3$Linux LibreOffice_project/330m19$Build-301</meta:generator>
    <meta:document-statistic meta:object-count="32"/>
  </office:meta>
</office:document-meta>
</file>